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fef3"/>
    </style:style>
    <style:style style:name="P2" style:family="paragraph" style:parent-style-name="Standard">
      <style:paragraph-properties fo:text-align="start" style:justify-single-word="false"/>
      <style:text-properties officeooo:paragraph-rsid="001cfef3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cfef3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cfef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fef3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cfef3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cfef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dc2f0"/>
    </style:style>
    <style:style style:name="T5" style:family="text">
      <style:text-properties style:text-position="0% 100%" officeooo:rsid="001f3992"/>
    </style:style>
    <style:style style:name="T6" style:family="text">
      <style:text-properties officeooo:rsid="000c822f"/>
    </style:style>
    <style:style style:name="T7" style:family="text">
      <style:text-properties officeooo:rsid="001dc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2573165111121077119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</text:span><text:span text:style-name="T4">5</text:span><text:span text:style-name="T3">7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134334612835059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333635989090" text:continue-numbering="true" text:style-name="L1">
        <text:list-item>
          <text:p text:style-name="P5"><text:span text:style-name="T3">A cart is rolling down an inclined plane, and accelerates from rest at a constant rate of 0.</text:span><text:span text:style-name="T4">6</text:span><text:span text:style-name="T3"> m/s</text:span><text:span text:style-name="T1">2</text:span><text:span text:style-name="T3">. </text:span></text:p>
          <text:list>
            <text:list-item>
              <text:p text:style-name="P6">How far will the cart travel in <text:span text:style-name="T7">1</text:span>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334603381189" text:continue-numbering="true" text:style-name="L1">
        <text:list-item>
          <text:list>
            <text:list-item>
              <text:p text:style-name="P6">What is the final velocity of the cart after <text:span text:style-name="T7">1</text:span>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34334785163248" text:continue-numbering="true" text:style-name="L1">
        <text:list-item>
          <text:p text:style-name="P6"><text:s/>A major league pitcher can cause a baseball to go from 0 m/s to <text:span text:style-name="T7">38</text:span> m/s over the distance of 1.<text:span text:style-name="T7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333111126349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333291755749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</text:span><text:span text:style-name="T4">7</text:span><text:span text:style-name="T3">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334749794484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333791380374" text:continue-numbering="true" text:style-name="L1">
        <text:list-item>
          <text:p text:style-name="P6"><text:s/><text:span text:style-name="T6">Kirk and McCoy step off the edge of a 42-m high cliff on an alien planet. <text:s/>If gravity causes them to accelerate at 1.3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333544382970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333145506014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<text:span text:style-name="T7">2</text:span> m/s<text:span text:style-name="T1">2</text:span>. <text:s/>If the man can run at a speed of 1<text:span text:style-name="T7">1</text:span>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3:32.59499208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0.738846911</meta:creation-date>
    <meta:editing-duration>PT1M22S</meta:editing-duration>
    <meta:editing-cycles>5</meta:editing-cycles>
    <meta:generator>LibreOffice/4.3.7.2$Linux_X86_64 LibreOffice_project/430$Build-2</meta:generator>
    <meta:initial-creator>Jonas Williamson</meta:initial-creator>
    <dc:date>2016-08-19T13:43:32.499178084</dc:date>
    <meta:document-statistic meta:table-count="0" meta:image-count="2" meta:object-count="0" meta:page-count="2" meta:paragraph-count="19" meta:word-count="332" meta:character-count="1754" meta:non-whitespace-character-count="1408"/>
  </office:meta>
</office:document-meta>
</file>